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4cm" fo:min-width="3.215cm"/>
    </style:style>
    <style:style style:name="gr2" style:family="graphic" style:parent-style-name="standard">
      <style:graphic-properties draw:marker-start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11cm" fo:min-width="1.469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1.826cm" fo:min-width="1.449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826cm" fo:min-width="1.449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2.374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-color="#00cc33"/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6" style:family="paragraph">
      <loext:graphic-properties draw:fill-color="#ff0000"/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center">
        <style:tab-stops/>
      </style:paragraph-properties>
    </style:style>
    <style:style style:name="P8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37cm" svg:height="2.286cm" svg:x="9.509cm" svg:y="7.386cm">
          <text:p text:style-name="P1"><text:span text:style-name="T1">Update robot joints based on DQN received </text:span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1.478cm" svg:y1="3.848cm" svg:x2="11.477cm" svg:y2="3.286cm" draw:start-shape="id1" draw:start-glue-point="4" draw:end-shape="id2" draw:end-glue-point="8" svg:d="M11478 3848v-281h-1v-281" svg:viewBox="0 0 2 563">
          <text:p/>
        </draw:connector>
        <draw:custom-shape draw:style-name="gr3" draw:text-style-name="P4" xml:id="id13" draw:id="id13" draw:layer="layout" svg:width="3.937cm" svg:height="2.921cm" svg:x="2.583cm" svg:y="10.243cm">
          <text:p text:style-name="P1"><text:span text:style-name="T1">Collision with Targe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2" draw:id="id12" draw:layer="layout" svg:width="2.159cm" svg:height="2.286cm" svg:x="3.472cm" svg:y="13.806cm">
          <text:p text:style-name="P1"><text:span text:style-name="T1">New Reward +3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4" draw:id="id14" draw:layer="layout" svg:width="2.159cm" svg:height="2.286cm" svg:x="3.472cm" svg:y="7.415cm">
          <text:p text:style-name="P1"><text:span text:style-name="T1">New Penalty 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" draw:id="id2" draw:layer="layout" svg:width="4.064cm" svg:height="2.159cm" svg:x="9.445cm" svg:y="1.127cm">
          <text:p text:style-name="P7"><text:span text:style-name="T1">Start New Epis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4.064cm" svg:height="2.159cm" svg:x="9.445cm" svg:y="24.381cm">
          <text:p text:style-name="P7"><text:span text:style-name="T1">End of Epis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937cm" svg:height="2.921cm" svg:x="9.509cm" svg:y="3.848cm">
          <text:p text:style-name="P7"><text:span text:style-name="T1">a new frame from came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477cm" svg:y1="7.386cm" svg:x2="11.478cm" svg:y2="6.769cm" draw:start-shape="id3" draw:start-glue-point="0" draw:end-shape="id1" draw:end-glue-point="6" svg:d="M11477 7386v-308h1v-309" svg:viewBox="0 0 2 618">
          <text:p/>
        </draw:connector>
        <draw:connector draw:style-name="gr2" draw:text-style-name="P3" draw:layer="layout" draw:line-skew="0.067cm" svg:x1="11.478cm" svg:y1="3.848cm" svg:x2="13.446cm" svg:y2="5.309cm" draw:start-shape="id1" draw:start-glue-point="4" draw:end-shape="id1" draw:end-glue-point="7" svg:d="M11478 3848v-435h2469v1896h-501" svg:viewBox="0 0 2470 1897">
          <text:p/>
        </draw:connector>
        <draw:frame draw:style-name="gr7" draw:text-style-name="P8" draw:layer="layout" svg:width="1.397cm" svg:height="0.683cm" svg:x="4.556cm" svg:y="13.046cm">
          <draw:text-box>
            <text:p text:style-name="P3"><text:span text:style-name="T2">YES</text:span></text:p>
          </draw:text-box>
        </draw:frame>
        <draw:frame draw:style-name="gr7" draw:text-style-name="P8" draw:layer="layout" svg:width="1.397cm" svg:height="0.683cm" svg:x="4.556cm" svg:y="9.653cm">
          <draw:text-box>
            <text:p text:style-name="P3"><text:span text:style-name="T2">NO</text:span></text:p>
          </draw:text-box>
        </draw:frame>
        <draw:frame draw:style-name="gr7" draw:text-style-name="P8" draw:layer="layout" svg:width="1.397cm" svg:height="0.683cm" svg:x="11.541cm" svg:y="6.588cm">
          <draw:text-box>
            <text:p text:style-name="P3"><text:span text:style-name="T2">YES</text:span></text:p>
          </draw:text-box>
        </draw:frame>
        <draw:frame draw:style-name="gr7" draw:text-style-name="P8" draw:layer="layout" svg:width="1.397cm" svg:height="0.683cm" svg:x="12.684cm" svg:y="3.921cm">
          <draw:text-box>
            <text:p text:style-name="P3"><text:span text:style-name="T2">N</text:span><text:span text:style-name="T2">O</text:span></text:p>
          </draw:text-box>
        </draw:frame>
        <draw:custom-shape draw:style-name="gr3" draw:text-style-name="P4" xml:id="id4" draw:id="id4" draw:layer="layout" svg:width="3.937cm" svg:height="2.921cm" svg:x="9.509cm" svg:y="17.084cm">
          <text:p text:style-name="P1"><text:span text:style-name="T1"><text:s/></text:span><text:span text:style-name="T1">Arm Touched Groun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5" draw:id="id5" draw:layer="layout" svg:width="3.937cm" svg:height="2.921cm" svg:x="9.509cm" svg:y="13.65cm">
          <text:p text:style-name="P1"><text:span text:style-name="T1"><text:s/></text:span><text:span text:style-name="T1">Max Episode Length reache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478cm" svg:y1="17.084cm" svg:x2="11.478cm" svg:y2="16.571cm" draw:start-shape="id4" draw:start-glue-point="4" draw:end-shape="id5" draw:end-glue-point="6" svg:d="M11478 17084v-513" svg:viewBox="0 0 1 514">
          <text:p/>
        </draw:connector>
        <draw:custom-shape draw:style-name="gr5" draw:text-style-name="P6" xml:id="id6" draw:id="id6" draw:layer="layout" svg:width="2.159cm" svg:height="2.286cm" svg:x="14.399cm" svg:y="17.392cm">
          <text:p text:style-name="P1"><text:span text:style-name="T1">New Penalty -3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18.535cm" svg:x2="13.446cm" svg:y2="18.545cm" draw:start-shape="id6" draw:start-glue-point="3" draw:end-shape="id4" draw:end-glue-point="7" svg:d="M14399 18535h-477v10h-476" svg:viewBox="0 0 954 11">
          <text:p/>
        </draw:connector>
        <draw:connector draw:style-name="gr2" draw:text-style-name="P3" draw:layer="layout" draw:line-skew="0.561cm" svg:x1="13.509cm" svg:y1="25.461cm" svg:x2="16.558cm" svg:y2="18.535cm" draw:start-shape="id7" draw:start-glue-point="10" draw:end-shape="id6" draw:end-glue-point="1" svg:d="M13509 25461h4111v-6926h-1062" svg:viewBox="0 0 4112 6927">
          <text:p/>
        </draw:connector>
        <draw:frame draw:style-name="gr7" draw:text-style-name="P8" draw:layer="layout" svg:width="1.397cm" svg:height="0.683cm" svg:x="13.065cm" svg:y="17.773cm">
          <draw:text-box>
            <text:p text:style-name="P3"><text:span text:style-name="T2">YES</text:span></text:p>
          </draw:text-box>
        </draw:frame>
        <draw:custom-shape draw:style-name="gr5" draw:text-style-name="P6" xml:id="id8" draw:id="id8" draw:layer="layout" svg:width="2.159cm" svg:height="2.286cm" svg:x="14.399cm" svg:y="13.967cm">
          <text:p text:style-name="P1"><text:span text:style-name="T1">New Penalty -3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15.11cm" svg:x2="13.446cm" svg:y2="15.111cm" draw:start-shape="id8" draw:start-glue-point="3" draw:end-shape="id5" draw:end-glue-point="7" svg:d="M14399 15110h-477v1h-476" svg:viewBox="0 0 954 2">
          <text:p/>
        </draw:connector>
        <draw:connector draw:style-name="gr2" draw:text-style-name="P3" draw:layer="layout" draw:line-skew="0.578cm" svg:x1="13.509cm" svg:y1="25.461cm" svg:x2="16.558cm" svg:y2="15.11cm" draw:start-shape="id7" draw:start-glue-point="10" draw:end-shape="id8" draw:end-glue-point="1" svg:d="M13509 25461h4128v-10351h-1079" svg:viewBox="0 0 4129 10352">
          <text:p/>
        </draw:connector>
        <draw:frame draw:style-name="gr7" draw:text-style-name="P8" draw:layer="layout" svg:width="1.397cm" svg:height="0.683cm" svg:x="13.065cm" svg:y="14.364cm">
          <draw:text-box>
            <text:p text:style-name="P3"><text:span text:style-name="T2">YES</text:span></text:p>
          </draw:text-box>
        </draw:frame>
        <draw:frame draw:style-name="gr7" draw:text-style-name="P8" draw:layer="layout" svg:width="1.124cm" svg:height="0.683cm" svg:x="11.614cm" svg:y="19.832cm">
          <draw:text-box>
            <text:p text:style-name="P3"><text:span text:style-name="T2">NO</text:span></text:p>
          </draw:text-box>
        </draw:frame>
        <draw:frame draw:style-name="gr7" draw:text-style-name="P8" draw:layer="layout" svg:width="1.397cm" svg:height="0.683cm" svg:x="11.314cm" svg:y="16.465cm">
          <draw:text-box>
            <text:p text:style-name="P3"><text:span text:style-name="T2">NO</text:span></text:p>
          </draw:text-box>
        </draw:frame>
        <draw:custom-shape draw:style-name="gr3" draw:text-style-name="P4" xml:id="id10" draw:id="id10" draw:layer="layout" svg:width="3.937cm" svg:height="2.921cm" svg:x="9.509cm" svg:y="20.512cm">
          <text:p text:style-name="P1"><text:span text:style-name="T1">Arm distance closer to targe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9" draw:id="id9" draw:layer="layout" svg:width="2.159cm" svg:height="2.286cm" svg:x="14.399cm" svg:y="20.829cm">
          <text:p text:style-name="P1"><text:span text:style-name="T1">New Interim Reward based on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21.972cm" svg:x2="13.446cm" svg:y2="21.973cm" draw:start-shape="id9" draw:start-glue-point="3" draw:end-shape="id10" draw:end-glue-point="7" svg:d="M14399 21972h-477v1h-476" svg:viewBox="0 0 954 2">
          <text:p/>
        </draw:connector>
        <draw:custom-shape draw:style-name="gr5" draw:text-style-name="P6" xml:id="id11" draw:id="id11" draw:layer="layout" svg:width="2.159cm" svg:height="2.286cm" svg:x="6.318cm" svg:y="20.829cm">
          <text:p text:style-name="P1"><text:span text:style-name="T1">New Interim Penalty based on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8.477cm" svg:y1="21.972cm" svg:x2="9.509cm" svg:y2="21.973cm" draw:start-shape="id11" draw:start-glue-point="1" draw:end-shape="id10" draw:end-glue-point="5" svg:d="M8477 21972h516v1h516" svg:viewBox="0 0 1033 2">
          <text:p/>
        </draw:connector>
        <draw:frame draw:style-name="gr7" draw:text-style-name="P8" draw:layer="layout" svg:width="1.397cm" svg:height="0.683cm" svg:x="12.938cm" svg:y="21.226cm">
          <draw:text-box>
            <text:p text:style-name="P3"><text:span text:style-name="T2">YES</text:span></text:p>
          </draw:text-box>
        </draw:frame>
        <draw:frame draw:style-name="gr7" draw:text-style-name="P8" draw:layer="layout" svg:width="1.397cm" svg:height="0.683cm" svg:x="8.493cm" svg:y="21.274cm">
          <draw:text-box>
            <text:p text:style-name="P3"><text:span text:style-name="T2">NO</text:span></text:p>
          </draw:text-box>
        </draw:frame>
        <draw:connector draw:style-name="gr2" draw:text-style-name="P3" draw:layer="layout" draw:line-skew="-3.419cm" svg:x1="9.509cm" svg:y1="5.309cm" svg:x2="6.318cm" svg:y2="21.972cm" draw:start-shape="id1" draw:start-glue-point="5" draw:end-shape="id11" draw:end-glue-point="3" svg:d="M9509 5309h-7112v16663h3921" svg:viewBox="0 0 7113 16664">
          <text:p/>
        </draw:connector>
        <draw:connector draw:style-name="gr2" draw:text-style-name="P3" draw:layer="layout" draw:line-skew="-6.61cm 0.324cm" svg:x1="9.509cm" svg:y1="5.309cm" svg:x2="15.478cm" svg:y2="23.115cm" draw:start-shape="id1" draw:start-glue-point="5" draw:end-shape="id9" draw:end-glue-point="2" svg:d="M9509 5309h-7112v18632h13081v-826" svg:viewBox="0 0 13082 18633">
          <text:p/>
        </draw:connector>
        <draw:connector draw:style-name="gr2" draw:text-style-name="P3" draw:layer="layout" svg:x1="11.478cm" svg:y1="20.512cm" svg:x2="11.478cm" svg:y2="20.005cm" draw:start-shape="id10" draw:start-glue-point="4" draw:end-shape="id4" draw:end-glue-point="6" svg:d="M11478 20512v-507" svg:viewBox="0 0 1 508">
          <text:p/>
        </draw:connector>
        <draw:connector draw:style-name="gr2" draw:text-style-name="P3" draw:layer="layout" svg:x1="4.551cm" svg:y1="13.806cm" svg:x2="4.552cm" svg:y2="13.164cm" draw:start-shape="id12" draw:start-glue-point="0" draw:end-shape="id13" draw:end-glue-point="6" svg:d="M4551 13806v-321h1v-321" svg:viewBox="0 0 2 643">
          <text:p/>
        </draw:connector>
        <draw:connector draw:style-name="gr2" draw:text-style-name="P3" draw:layer="layout" svg:x1="9.445cm" svg:y1="25.461cm" svg:x2="4.551cm" svg:y2="16.092cm" draw:start-shape="id7" draw:start-glue-point="6" draw:end-shape="id12" draw:end-glue-point="2" svg:d="M9445 25461h-4894v-9369" svg:viewBox="0 0 4895 9370">
          <text:p/>
        </draw:connector>
        <draw:connector draw:style-name="gr2" draw:text-style-name="P3" draw:layer="layout" svg:x1="4.551cm" svg:y1="9.701cm" svg:x2="4.552cm" svg:y2="10.243cm" draw:start-shape="id14" draw:start-glue-point="2" draw:end-shape="id13" draw:end-glue-point="4" svg:d="M4551 9701v271h1v271" svg:viewBox="0 0 2 543">
          <text:p/>
        </draw:connector>
        <draw:connector draw:style-name="gr2" draw:text-style-name="P3" draw:layer="layout" svg:x1="9.509cm" svg:y1="5.309cm" svg:x2="4.551cm" svg:y2="7.415cm" draw:start-shape="id1" draw:start-glue-point="5" draw:end-shape="id14" draw:end-glue-point="0" svg:d="M9509 5309h-4958v2106" svg:viewBox="0 0 4959 2107">
          <text:p/>
        </draw:connector>
        <draw:connector draw:style-name="gr8" draw:text-style-name="P3" draw:layer="layout" draw:line-skew="5.785cm -0.187cm" svg:x1="13.509cm" svg:y1="2.207cm" svg:x2="11.477cm" svg:y2="26.54cm" draw:start-shape="id2" draw:start-glue-point="10" draw:end-shape="id7" draw:end-glue-point="8" svg:d="M13509 2207h6287v24647h-8319v-314" svg:viewBox="0 0 8320 24648">
          <text:p/>
        </draw:connector>
        <draw:custom-shape draw:style-name="gr3" draw:text-style-name="P4" xml:id="id15" draw:id="id15" draw:layer="layout" svg:width="3.937cm" svg:height="2.921cm" svg:x="9.509cm" svg:y="10.243cm">
          <text:p text:style-name="P1"><text:span text:style-name="T1">Collision Detecte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478cm" svg:y1="13.65cm" svg:x2="11.478cm" svg:y2="13.164cm" draw:start-shape="id5" draw:start-glue-point="4" draw:end-shape="id15" draw:end-glue-point="6" svg:d="M11478 13650v-486" svg:viewBox="0 0 1 487">
          <text:p/>
        </draw:connector>
        <draw:connector draw:style-name="gr8" draw:text-style-name="P3" draw:layer="layout" svg:x1="11.478cm" svg:y1="10.243cm" svg:x2="11.477cm" svg:y2="9.672cm" draw:start-shape="id15" draw:start-glue-point="4" draw:end-shape="id3" draw:end-glue-point="2" svg:d="M11478 10243v-285h-1v-286" svg:viewBox="0 0 2 572">
          <text:p/>
        </draw:connector>
        <draw:frame draw:style-name="gr7" draw:text-style-name="P8" draw:layer="layout" svg:width="1.397cm" svg:height="0.683cm" svg:x="11.323cm" svg:y="12.983cm">
          <draw:text-box>
            <text:p text:style-name="P3"><text:span text:style-name="T2">NO</text:span></text:p>
          </draw:text-box>
        </draw:frame>
        <draw:connector draw:style-name="gr8" draw:text-style-name="P3" draw:layer="layout" svg:x1="6.52cm" svg:y1="11.704cm" svg:x2="9.509cm" svg:y2="11.704cm" draw:start-shape="id13" draw:start-glue-point="7" draw:end-shape="id15" draw:end-glue-point="5" svg:d="M6520 11704h2989" svg:viewBox="0 0 2990 1">
          <text:p/>
        </draw:connector>
        <draw:frame draw:style-name="gr7" draw:text-style-name="P8" draw:layer="layout" svg:width="1.397cm" svg:height="0.683cm" svg:x="7.223cm" svg:y="10.985cm">
          <draw:text-box>
            <text:p text:style-name="P3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1:17:20.722847137</meta:creation-date>
    <dc:date>2018-06-13T10:29:45.738892880</dc:date>
    <meta:editing-duration>PT29M49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